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ACYR_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94 USF MAIS DR MOACYR ANDRE GOM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MOACYR IV, 0002400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57M0S" table:style-name="ce3">
            <text:p>16:57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LARA TENÓRIO DA SILVA</text:p>
          </table:table-cell>
          <table:table-cell office:value-type="date" office:date-value="2003-04-09T00:00:00" table:style-name="ce2">
            <text:p>09/04/2003</text:p>
          </table:table-cell>
          <table:table-cell office:value-type="string" table:style-name="ce1">
            <text:p>22 anos e 4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4.196.264-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38-39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andu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2" table:style-name="ce1">
            <text:p>64,2</text:p>
          </table:table-cell>
          <table:table-cell office:value-type="float" office:value="174" table:style-name="ce1">
            <text:p>174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00/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ÚLIA HELENA DA SILVA</text:p>
          </table:table-cell>
          <table:table-cell office:value-type="date" office:date-value="1997-04-04T00:00:00" table:style-name="ce2">
            <text:p>04/04/1997</text:p>
          </table:table-cell>
          <table:table-cell office:value-type="string" table:style-name="ce1">
            <text:p>28 anos e 4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252.164-44</text:p>
          </table:table-cell>
          <table:table-cell office:value-type="float" office:value="702606775384845" table:style-name="ce1">
            <text:p>7,02607E+14</text:p>
          </table:table-cell>
          <table:table-cell office:value-type="string" table:style-name="ce1">
            <text:p>(81) 99301-96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andu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4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7" table:style-name="ce1">
            <text:p>87,7</text:p>
          </table:table-cell>
          <table:table-cell office:value-type="float" office:value="160" table:style-name="ce1">
            <text:p>16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20/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Alto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EN MANUELLY RODRIGUES</text:p>
          </table:table-cell>
          <table:table-cell office:value-type="date" office:date-value="2003-06-06T00:00:00" table:style-name="ce2">
            <text:p>06/06/2003</text:p>
          </table:table-cell>
          <table:table-cell office:value-type="string" table:style-name="ce1">
            <text:p>22 anos e 2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6.288.404-55</text:p>
          </table:table-cell>
          <table:table-cell office:value-type="float" office:value="700308985922035" table:style-name="ce1">
            <text:p>7,00309E+14</text:p>
          </table:table-cell>
          <table:table-cell office:value-type="string" table:style-name="ce1">
            <text:p>(81) 98532-07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andu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43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.7" table:style-name="ce1">
            <text:p>97,7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10/6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ONALISA ELLEN DA SILVA</text:p>
          </table:table-cell>
          <table:table-cell office:value-type="date" office:date-value="2002-09-19T00:00:00" table:style-name="ce2">
            <text:p>19/09/2002</text:p>
          </table:table-cell>
          <table:table-cell office:value-type="string" table:style-name="ce1">
            <text:p>22 anos e 11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374.894-50</text:p>
          </table:table-cell>
          <table:table-cell office:value-type="float" office:value="702502794636940" table:style-name="ce1">
            <text:p>7,02503E+14</text:p>
          </table:table-cell>
          <table:table-cell office:value-type="string" table:style-name="ce1">
            <text:p>(81) 99404-11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andu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SA AMAREL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.4" table:style-name="ce1">
            <text:p>98,4</text:p>
          </table:table-cell>
          <table:table-cell office:value-type="float" office:value="166" table:style-name="ce1">
            <text:p>166</text:p>
          </table:table-cell>
          <table:table-cell office:value-type="date" office:date-value="2023-05-23T00:00:00" table:style-name="ce2">
            <text:p>23/05/2023</text:p>
          </table:table-cell>
          <table:table-cell office:value-type="string" table:style-name="ce1">
            <text:p>110/70</text:p>
          </table:table-cell>
          <table:table-cell office:value-type="date" office:date-value="2023-05-23T00:00:00" table:style-name="ce2">
            <text:p>23/05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OLIVEIRA DA SILVA</text:p>
          </table:table-cell>
          <table:table-cell office:value-type="date" office:date-value="2002-10-26T00:00:00" table:style-name="ce2">
            <text:p>26/10/2002</text:p>
          </table:table-cell>
          <table:table-cell office:value-type="string" table:style-name="ce1">
            <text:p>22 anos e 10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010.054-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95-98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aiçara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8" table:style-name="ce1">
            <text:p>88,8</text:p>
          </table:table-cell>
          <table:table-cell office:value-type="float" office:value="175" table:style-name="ce1">
            <text:p>175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110/80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Habitual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TIANE GUEDES DA SILVA</text:p>
          </table:table-cell>
          <table:table-cell office:value-type="date" office:date-value="1986-12-05T00:00:00" table:style-name="ce2">
            <text:p>05/12/1986</text:p>
          </table:table-cell>
          <table:table-cell office:value-type="string" table:style-name="ce1">
            <text:p>38 anos e 8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206041314150008" table:style-name="ce1">
            <text:p>2,06041E+14</text:p>
          </table:table-cell>
          <table:table-cell office:value-type="string" table:style-name="ce1">
            <text:p>(81) 3266-92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rro da conceição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30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3" table:style-name="ce1">
            <text:p>80,3</text:p>
          </table:table-cell>
          <table:table-cell office:value-type="float" office:value="156" table:style-name="ce1">
            <text:p>156</text:p>
          </table:table-cell>
          <table:table-cell office:value-type="date" office:date-value="2024-01-31T00:00:00" table:style-name="ce2">
            <text:p>31/01/2024</text:p>
          </table:table-cell>
          <table:table-cell office:value-type="string" table:style-name="ce1">
            <text:p>120/70</text:p>
          </table:table-cell>
          <table:table-cell office:value-type="date" office:date-value="2024-01-31T00:00:00" table:style-name="ce2">
            <text:p>31/0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SANGELA LIMA MESQUITA</text:p>
          </table:table-cell>
          <table:table-cell office:value-type="date" office:date-value="1990-01-04T00:00:00" table:style-name="ce2">
            <text:p>04/01/1990</text:p>
          </table:table-cell>
          <table:table-cell office:value-type="string" table:style-name="ce1">
            <text:p>35 anos e 7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6.807.424-31</text:p>
          </table:table-cell>
          <table:table-cell office:value-type="float" office:value="200343157690000" table:style-name="ce1">
            <text:p>2,00343E+14</text:p>
          </table:table-cell>
          <table:table-cell office:value-type="string" table:style-name="ce1">
            <text:p>(81) 9999-88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a teresa dourado e silv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6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10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REGINA PEREIRA DOS SANTOS</text:p>
          </table:table-cell>
          <table:table-cell office:value-type="date" office:date-value="1985-11-26T00:00:00" table:style-name="ce2">
            <text:p>26/11/1985</text:p>
          </table:table-cell>
          <table:table-cell office:value-type="string" table:style-name="ce1">
            <text:p>39 anos e 9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5.608.334-45</text:p>
          </table:table-cell>
          <table:table-cell office:value-type="float" office:value="700004574807606" table:style-name="ce1">
            <text:p>7,00005E+14</text:p>
          </table:table-cell>
          <table:table-cell office:value-type="string" table:style-name="ce1">
            <text:p>(81) 9965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sset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.6" table:style-name="ce1">
            <text:p>112,6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30/8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SSA VITORIA SILVA NASCIMENTO</text:p>
          </table:table-cell>
          <table:table-cell office:value-type="date" office:date-value="2007-04-09T00:00:00" table:style-name="ce2">
            <text:p>09/04/2007</text:p>
          </table:table-cell>
          <table:table-cell office:value-type="string" table:style-name="ce1">
            <text:p>18 anos e 4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8.496.624-07</text:p>
          </table:table-cell>
          <table:table-cell office:value-type="float" office:value="898005864887457" table:style-name="ce1">
            <text:p>8,98006E+14</text:p>
          </table:table-cell>
          <table:table-cell office:value-type="string" table:style-name="ce1">
            <text:p>(81) 98421-99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 morro da conceição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30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7" table:style-name="ce1">
            <text:p>59,7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10/6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A REGINA DO NASCIMENTO GUEDES</text:p>
          </table:table-cell>
          <table:table-cell office:value-type="date" office:date-value="1988-09-08T00:00:00" table:style-name="ce2">
            <text:p>08/09/1988</text:p>
          </table:table-cell>
          <table:table-cell office:value-type="string" table:style-name="ce1">
            <text:p>36 anos e 11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2.340.834-30</text:p>
          </table:table-cell>
          <table:table-cell office:value-type="float" office:value="898050077030364" table:style-name="ce1">
            <text:p>8,9805E+14</text:p>
          </table:table-cell>
          <table:table-cell office:value-type="string" table:style-name="ce1">
            <text:p>(81) 98886-56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a teresa dourado e silv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61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95" table:style-name="ce1">
            <text:p>89,95</text:p>
          </table:table-cell>
          <table:table-cell office:value-type="float" office:value="161" table:style-name="ce1">
            <text:p>161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140/101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Alto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SSANDRA DA SILVA LIMA</text:p>
          </table:table-cell>
          <table:table-cell office:value-type="date" office:date-value="2000-07-24T00:00:00" table:style-name="ce2">
            <text:p>24/07/2000</text:p>
          </table:table-cell>
          <table:table-cell office:value-type="string" table:style-name="ce1">
            <text:p>25 anos e 1 mê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318.024-82</text:p>
          </table:table-cell>
          <table:table-cell office:value-type="float" office:value="709200253363035" table:style-name="ce1">
            <text:p>7,092E+14</text:p>
          </table:table-cell>
          <table:table-cell office:value-type="string" table:style-name="ce1">
            <text:p>(81) 98439-4510</text:p>
          </table:table-cell>
          <table:table-cell office:value-type="string" table:style-name="ce1">
            <text:p>(81) 98439-4510</text:p>
          </table:table-cell>
          <table:table-cell office:value-type="string" table:style-name="ce1">
            <text:p>(81) 98439-45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orro da conceição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CASA B GALPÃO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5" table:style-name="ce1">
            <text:p>74,5</text:p>
          </table:table-cell>
          <table:table-cell office:value-type="float" office:value="170" table:style-name="ce1">
            <text:p>1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00/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ANUELLE KAROLINE DA SILVA CONCEICAO</text:p>
          </table:table-cell>
          <table:table-cell office:value-type="date" office:date-value="1995-06-06T00:00:00" table:style-name="ce2">
            <text:p>06/06/1995</text:p>
          </table:table-cell>
          <table:table-cell office:value-type="string" table:style-name="ce1">
            <text:p>30 anos e 2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115.464-99</text:p>
          </table:table-cell>
          <table:table-cell office:value-type="float" office:value="702100795428693" table:style-name="ce1">
            <text:p>7,02101E+14</text:p>
          </table:table-cell>
          <table:table-cell office:value-type="string" table:style-name="ce1">
            <text:p>(81) 98822-92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larmino henriqu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ASA E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4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.2" table:style-name="ce1">
            <text:p>97,2</text:p>
          </table:table-cell>
          <table:table-cell office:value-type="float" office:value="161" table:style-name="ce1">
            <text:p>161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110/80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Alto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SSA IONIK CAMILO BISPO</text:p>
          </table:table-cell>
          <table:table-cell office:value-type="date" office:date-value="1993-08-13T00:00:00" table:style-name="ce2">
            <text:p>13/08/1993</text:p>
          </table:table-cell>
          <table:table-cell office:value-type="string" table:style-name="ce1">
            <text:p>32 ano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4.927.134-97</text:p>
          </table:table-cell>
          <table:table-cell office:value-type="float" office:value="700001929217905" table:style-name="ce1">
            <text:p>7,00002E+14</text:p>
          </table:table-cell>
          <table:table-cell office:value-type="string" table:style-name="ce1">
            <text:p>(81) 98207-44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rtolomeu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6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.8" table:style-name="ce1">
            <text:p>100,8</text:p>
          </table:table-cell>
          <table:table-cell office:value-type="float" office:value="176" table:style-name="ce1">
            <text:p>176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20/7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EMILIA DA SILVA PEREIRA</text:p>
          </table:table-cell>
          <table:table-cell office:value-type="date" office:date-value="2001-02-15T00:00:00" table:style-name="ce2">
            <text:p>15/02/2001</text:p>
          </table:table-cell>
          <table:table-cell office:value-type="string" table:style-name="ce1">
            <text:p>24 anos e 6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4.237.184-81</text:p>
          </table:table-cell>
          <table:table-cell office:value-type="float" office:value="898004087427422" table:style-name="ce1">
            <text:p>8,98004E+14</text:p>
          </table:table-cell>
          <table:table-cell office:value-type="string" table:style-name="ce1">
            <text:p>(81) 98638-29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alegre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43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4" table:style-name="ce1">
            <text:p>60,4</text:p>
          </table:table-cell>
          <table:table-cell office:value-type="float" office:value="157" table:style-name="ce1">
            <text:p>157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00/6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OVANNA GLORIA BARROS ARRUDA DE PAULA</text:p>
          </table:table-cell>
          <table:table-cell office:value-type="date" office:date-value="1992-03-18T00:00:00" table:style-name="ce2">
            <text:p>18/03/1992</text:p>
          </table:table-cell>
          <table:table-cell office:value-type="string" table:style-name="ce1">
            <text:p>33 anos e 5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3.750.384-85</text:p>
          </table:table-cell>
          <table:table-cell office:value-type="float" office:value="700402956394941" table:style-name="ce1">
            <text:p>7,00403E+14</text:p>
          </table:table-cell>
          <table:table-cell office:value-type="string" table:style-name="ce1">
            <text:p>(81) 99980-89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o bartolomeu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CA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61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599999999999994" table:style-name="ce1">
            <text:p>66,6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10/6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EYCE ELLEN COSTA SOUZA</text:p>
          </table:table-cell>
          <table:table-cell office:value-type="date" office:date-value="2002-12-18T00:00:00" table:style-name="ce2">
            <text:p>18/12/2002</text:p>
          </table:table-cell>
          <table:table-cell office:value-type="string" table:style-name="ce1">
            <text:p>22 anos e 8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3.129.444-63</text:p>
          </table:table-cell>
          <table:table-cell office:value-type="float" office:value="708706130348596" table:style-name="ce1">
            <text:p>7,08706E+14</text:p>
          </table:table-cell>
          <table:table-cell office:value-type="string" table:style-name="ce1">
            <text:p>(81) 98397-49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62" table:style-name="ce1">
            <text:p>162</text:p>
          </table:table-cell>
          <table:table-cell office:value-type="date" office:date-value="2024-11-08T00:00:00" table:style-name="ce2">
            <text:p>08/11/2024</text:p>
          </table:table-cell>
          <table:table-cell office:value-type="string" table:style-name="ce1">
            <text:p>110/60</text:p>
          </table:table-cell>
          <table:table-cell office:value-type="date" office:date-value="2024-11-08T00:00:00" table:style-name="ce2">
            <text:p>08/11/2024</text:p>
          </table:table-cell>
          <table:table-cell office:value-type="string" table:style-name="ce1">
            <text:p>Habitual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YANE SALES VICENTE CA</text:p>
          </table:table-cell>
          <table:table-cell office:value-type="date" office:date-value="2004-08-19T00:00:00" table:style-name="ce2">
            <text:p>19/08/2004</text:p>
          </table:table-cell>
          <table:table-cell office:value-type="string" table:style-name="ce1">
            <text:p>21 ano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9.579.194-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13-51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9" table:style-name="ce1">
            <text:p>58,9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JOSE BARBOSA DOS SANTOS</text:p>
          </table:table-cell>
          <table:table-cell office:value-type="date" office:date-value="1996-04-10T00:00:00" table:style-name="ce2">
            <text:p>10/04/1996</text:p>
          </table:table-cell>
          <table:table-cell office:value-type="string" table:style-name="ce1">
            <text:p>29 anos e 4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5.258.634-70</text:p>
          </table:table-cell>
          <table:table-cell office:value-type="float" office:value="206053835660006" table:style-name="ce1">
            <text:p>2,06054E+14</text:p>
          </table:table-cell>
          <table:table-cell office:value-type="string" table:style-name="ce1">
            <text:p>(81) 98343-0697</text:p>
          </table:table-cell>
          <table:table-cell office:value-type="string" table:style-name="ce1">
            <text:p>(81) 98343-06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Uniao da vitoria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SA AMAREL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340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156" table:style-name="ce1">
            <text:p>156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110/60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3:43Z</meta:creation-date>
    <dc:date>2025-09-16T19:53:43Z</dc:date>
  </office:meta>
</office:document-meta>
</file>